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3c8529" officeooo:paragraph-rsid="003c852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3b1eec" officeooo:paragraph-rsid="003b1eec"/>
    </style:style>
    <style:style style:name="P6" style:family="paragraph" style:parent-style-name="Text_20_body">
      <style:text-properties officeooo:rsid="004c3cfb" officeooo:paragraph-rsid="004c3cf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6910"/>
    </style:style>
    <style:style style:name="T3" style:family="text">
      <style:text-properties officeooo:rsid="004c453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Optimization</text:span></text:span></text:h>
      <text:list text:style-name="L1">
        <text:list-item>
          <text:p text:style-name="P2"><text:span text:style-name="Strong_20_Emphasis">Linear Programming &amp; Integer Programming:</text:span></text:p>
          <text:list>
            <text:list-item>
              <text:p text:style-name="P3">Optimize compiler processes like instruction selection and register allocation.</text:p>
            </text:list-item>
            <text:list-item>
              <text:p text:style-name="P3">Goal: Minimize CPU cycles or memory usage.</text:p>
            </text:list-item>
            <text:list-item>
              <text:p text:style-name="P4">(Branch and bound for IP and Simplex for L<text:span text:style-name="T2">P</text:span>)</text:p>
            </text:list-item>
            <text:list-item>
              <text:p text:style-name="P5">Optimising how real numbers are stored?</text:p>
            </text:list-item>
          </text:list>
        </text:list-item>
      </text:list>
      <text:p text:style-name="P1"><text:tab/><text:tab/></text:p>
      <text:p text:style-name="P1"/>
      <text:list text:continue-numbering="true" text:style-name="L1">
        <text:list-item>
          <text:p text:style-name="P2"><text:span text:style-name="Strong_20_Emphasis">Dynamic Programming:</text:span></text:p>
          <text:list>
            <text:list-item>
              <text:p text:style-name="P3">Optimizes intermediate representation (IR) transformations.</text:p>
            </text:list-item>
            <text:list-item>
              <text:p text:style-name="P3">Improves instruction scheduling.</text:p>
            </text:list-item>
          </text:list>
        </text:list-item>
        <text:list-item>
          <text:p text:style-name="P2"><text:span text:style-name="Strong_20_Emphasis">Graph Colouring:</text:span></text:p>
          <text:list>
            <text:list-item>
              <text:p text:style-name="P3">Used in register allocation.</text:p>
            </text:list-item>
            <text:list-item>
              <text:p text:style-name="P2">Minimizes the number of registers, ensuring variables used at the same time don’t overlap.</text:p>
            </text:list-item>
          </text:list>
        </text:list-item>
      </text:list>
      <text:p text:style-name="Text_20_body"/>
      <text:p text:style-name="Text_20_body"/>
      <text:p text:style-name="P6">Format paper fo<text:span text:style-name="T3">r academic standards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7-23T13:23:20.296684755</dc:date>
    <meta:editing-duration>PT6H34M34S</meta:editing-duration>
    <meta:editing-cycles>44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83" meta:character-count="551" meta:non-whitespace-character-count="489"/>
  </office:meta>
</office:document-meta>
</file>